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9.585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IA_Nord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Bienvenue à Nordilsburg. Ne troublez pas l’ordre publiqu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Je suis le dernier à connaître le Nordilsburgeoi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al</text:p>
          </table:table-cell>
          <table:table-cell office:value-type="string" calcext:value-type="string">
            <text:p>À ma mort j’emporterai notre glorieuse langue dans ma tomb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al</text:p>
          </table:table-cell>
          <table:table-cell office:value-type="string" calcext:value-type="string">
            <text:p>Depuis que la Capitale à instauré l’Espérance comme langue commune il y a 100 ans, nous avons perdu une partie de notre identité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al</text:p>
          </table:table-cell>
          <table:table-cell office:value-type="string" calcext:value-type="string">
            <text:p>Mon grand-père est cartographe. Il est partit au sommet de la montagne pour mieux cartographier le mond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al</text:p>
          </table:table-cell>
          <table:table-cell office:value-type="string" calcext:value-type="string">
            <text:p>Ça fait des jours qu’il n’est pas revenu. Mon grand-père… est-ce qu’il est mort 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l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2T21:31:13.499000000</dc:date>
    <meta:editing-duration>PT2H42M40S</meta:editing-duration>
    <meta:editing-cycles>3</meta:editing-cycles>
    <meta:generator>LibreOffice/7.2.2.2$Windows_X86_64 LibreOffice_project/02b2acce88a210515b4a5bb2e46cbfb63fe97d56</meta:generator>
    <meta:document-statistic meta:table-count="1" meta:cell-count="21" meta:object-count="0"/>
  </office:meta>
</office:document-meta>
</file>